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3" draw:layer="layout" svg:width="4.5cm" svg:height="2.5cm" svg:x="10.5cm" svg:y="9cm">
          <text:p text:style-name="P1"><text:span text:style-name="T1">backu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4.5cm" svg:height="2.5cm" svg:x="1.5cm" svg:y="9cm">
          <text:p text:style-name="P1"><text:span text:style-name="T1">liv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1.5cm" svg:height="1.5cm" svg:x="7cm" svg:y="13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svg:x1="3.75cm" svg:y1="11.5cm" svg:x2="7cm" svg:y2="13.749cm" draw:start-shape="id1" draw:start-glue-point="2" draw:end-shape="id2" draw:end-glue-point="5" svg:d="m3750 11500v2249h3250">
          <text:p/>
        </draw:connector>
        <draw:connector draw:style-name="gr3" draw:text-style-name="P1" draw:layer="layout" svg:x1="12.75cm" svg:y1="11.5cm" svg:x2="8.5cm" svg:y2="13.749cm" draw:start-shape="id3" draw:start-glue-point="2" draw:end-shape="id2" draw:end-glue-point="7" svg:d="m12750 11500v2249h-4250">
          <text:p/>
        </draw:connector>
        <draw:frame draw:style-name="gr4" draw:text-style-name="P4" draw:layer="layout" svg:width="3.347cm" svg:height="0.645cm" svg:x="6.153cm" svg:y="14.5cm">
          <draw:text-box>
            <text:p><text:span text:style-name="T2">shared fil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 Mesnil</meta:initial-creator>
    <meta:creation-date>2009-10-16T14:08:27</meta:creation-date>
    <dc:date>2009-10-28T13:06:26</dc:date>
    <dc:creator>Jeff Mesnil</dc:creator>
    <meta:editing-duration>PT01H18M58S</meta:editing-duration>
    <meta:editing-cycles>8</meta:editing-cycles>
    <meta:generator>OpenOffice.org/3.1$Unix OpenOffice.org_project/310m19$Build-9420</meta:generator>
    <meta:document-statistic meta:object-count="6"/>
  </office:meta>
</office:document-meta>
</file>